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44cm"/>
    </style:style>
    <style:style style:name="co3" style:family="table-column">
      <style:table-column-properties fo:break-before="auto" style:column-width="6.824cm"/>
    </style:style>
    <style:style style:name="co4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1.032cm" svg:height="18.497cm" svg:x="3.838cm" svg:y="56.511cm">
            <draw:object draw:notify-on-update-of-ranges="Sheet1.K4:Sheet1.K4 Sheet1.K5:Sheet1.K7 Sheet1.F29:Sheet1.F29 Sheet1.D29:Sheet1.D29 Sheet1.E29:Sheet1.E29 Sheet1.G29:Sheet1.G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4.067cm" svg:height="18.041cm" svg:x="1.146cm" svg:y="23.322cm">
            <draw:object draw:notify-on-update-of-ranges="Sheet1.D29:Sheet1.D29 Sheet1.E29:Sheet1.E29 Sheet1.F29:Sheet1.F29 Sheet1.G29:Sheet1.G2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visibility="collapse" table:default-cell-style-name="ce1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ce1"/>
        <table:table-column table:style-name="co1" table:number-columns-repeated="4" table:default-cell-style-name="ce1"/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ce1"/>
          <table:table-cell/>
          <table:table-cell table:style-name="ce2" office:value-type="string">
            <text:p>C++ 11</text:p>
          </table:table-cell>
          <table:table-cell table:style-name="ce2" office:value-type="string">
            <text:p>C++ Boost</text:p>
          </table:table-cell>
          <table:table-cell table:style-name="ce2" office:value-type="string">
            <text:p>C OpenMP</text:p>
          </table:table-cell>
          <table:table-cell table:style-name="ce2" office:value-type="string">
            <text:p>Java</text:p>
          </table:table-cell>
          <table:table-cell table:style-name="ce2" office:value-type="string">
            <text:p>Go</text:p>
          </table:table-cell>
          <table:table-cell/>
          <table:table-cell table:style-name="ce1"/>
          <table:table-cell/>
          <table:table-cell table:style-name="ce2" office:value-type="string">
            <text:p>C++ 11</text:p>
          </table:table-cell>
          <table:table-cell table:style-name="ce2" office:value-type="string">
            <text:p>C++ Boost</text:p>
          </table:table-cell>
          <table:table-cell table:style-name="ce2" office:value-type="string">
            <text:p>C OpenMP</text:p>
          </table:table-cell>
          <table:table-cell table:style-name="ce2" office:value-type="string">
            <text:p>Java</text:p>
          </table:table-cell>
        </table:table-row>
        <table:table-row table:style-name="ro2">
          <table:table-cell/>
          <table:table-cell office:value-type="string">
            <text:p>DIM = 1024 GEN = 1000 THREADS = 1</text:p>
          </table:table-cell>
          <table:table-cell/>
          <table:table-cell office:value-type="float" office:value="5.718475">
            <text:p>5.718475</text:p>
          </table:table-cell>
          <table:table-cell office:value-type="float" office:value="5.765054">
            <text:p>5.765054</text:p>
          </table:table-cell>
          <table:table-cell office:value-type="float" office:value="4.554163">
            <text:p>4.554163</text:p>
          </table:table-cell>
          <table:table-cell office:value-type="float" office:value="9.463">
            <text:p>9.463</text:p>
          </table:table-cell>
          <table:table-cell table:style-name="ce1" office:value-type="float" office:value="101.2006">
            <text:p>101.2006</text:p>
          </table:table-cell>
          <table:table-cell/>
          <table:table-cell office:value-type="string">
            <text:p>DIM = 1024 GEN = 10000 THREADS = 1</text:p>
          </table:table-cell>
          <table:table-cell/>
          <table:table-cell office:value-type="float" office:value="50.549696">
            <text:p>50.549696</text:p>
          </table:table-cell>
          <table:table-cell office:value-type="float" office:value="50.683087">
            <text:p>50.683087</text:p>
          </table:table-cell>
          <table:table-cell office:value-type="float" office:value="39.683063">
            <text:p>39.683063</text:p>
          </table:table-cell>
          <table:table-cell office:value-type="float" office:value="73.924">
            <text:p>73.924</text:p>
          </table:table-cell>
        </table:table-row>
        <table:table-row table:style-name="ro2">
          <table:table-cell/>
          <table:table-cell office:value-type="string">
            <text:p>Global State @ MAXGEN 44790</text:p>
          </table:table-cell>
          <table:table-cell/>
          <table:table-cell office:value-type="float" office:value="5.677659">
            <text:p>5.677659</text:p>
          </table:table-cell>
          <table:table-cell office:value-type="float" office:value="5.771371">
            <text:p>5.771371</text:p>
          </table:table-cell>
          <table:table-cell office:value-type="float" office:value="4.56045">
            <text:p>4.56045</text:p>
          </table:table-cell>
          <table:table-cell office:value-type="float" office:value="8.913">
            <text:p>8.913</text:p>
          </table:table-cell>
          <table:table-cell table:style-name="ce1" office:value-type="float" office:value="100.5934">
            <text:p>100.5934</text:p>
          </table:table-cell>
          <table:table-cell/>
          <table:table-cell office:value-type="string">
            <text:p>Global State @ MAXGEN 30453</text:p>
          </table:table-cell>
          <table:table-cell/>
          <table:table-cell office:value-type="float" office:value="50.544642">
            <text:p>50.544642</text:p>
          </table:table-cell>
          <table:table-cell office:value-type="float" office:value="50.640006">
            <text:p>50.640006</text:p>
          </table:table-cell>
          <table:table-cell office:value-type="float" office:value="39.692904">
            <text:p>39.692904</text:p>
          </table:table-cell>
          <table:table-cell office:value-type="float" office:value="74.112">
            <text:p>74.112</text:p>
          </table:table-cell>
        </table:table-row>
        <table:table-row table:style-name="ro2">
          <table:table-cell table:number-columns-repeated="3"/>
          <table:table-cell office:value-type="float" office:value="5.722809">
            <text:p>5.722809</text:p>
          </table:table-cell>
          <table:table-cell office:value-type="float" office:value="5.790001">
            <text:p>5.790001</text:p>
          </table:table-cell>
          <table:table-cell office:value-type="float" office:value="4.553645">
            <text:p>4.553645</text:p>
          </table:table-cell>
          <table:table-cell office:value-type="float" office:value="8.908">
            <text:p>8.908</text:p>
          </table:table-cell>
          <table:table-cell table:style-name="ce1" office:value-type="float" office:value="101.1012">
            <text:p>101.1012</text:p>
          </table:table-cell>
          <table:table-cell table:number-columns-repeated="3"/>
          <table:table-cell office:value-type="float" office:value="50.502221">
            <text:p>50.502221</text:p>
          </table:table-cell>
          <table:table-cell office:value-type="float" office:value="50.660579">
            <text:p>50.660579</text:p>
          </table:table-cell>
          <table:table-cell office:value-type="float" office:value="39.542203">
            <text:p>39.542203</text:p>
          </table:table-cell>
          <table:table-cell office:value-type="float" office:value="76.558">
            <text:p>76.558</text:p>
          </table:table-cell>
        </table:table-row>
        <table:table-row table:style-name="ro2">
          <table:table-cell table:number-columns-repeated="3"/>
          <table:table-cell office:value-type="float" office:value="5.721358">
            <text:p>5.721358</text:p>
          </table:table-cell>
          <table:table-cell office:value-type="float" office:value="5.795148">
            <text:p>5.795148</text:p>
          </table:table-cell>
          <table:table-cell office:value-type="float" office:value="4.561694">
            <text:p>4.561694</text:p>
          </table:table-cell>
          <table:table-cell office:value-type="float" office:value="9.112">
            <text:p>9.112</text:p>
          </table:table-cell>
          <table:table-cell table:style-name="ce1" office:value-type="float" office:value="100.9822">
            <text:p>100.9822</text:p>
          </table:table-cell>
          <table:table-cell table:number-columns-repeated="3"/>
          <table:table-cell office:value-type="float" office:value="50.498303">
            <text:p>50.498303</text:p>
          </table:table-cell>
          <table:table-cell office:value-type="float" office:value="50.816993">
            <text:p>50.816993</text:p>
          </table:table-cell>
          <table:table-cell office:value-type="float" office:value="39.741123">
            <text:p>39.741123</text:p>
          </table:table-cell>
          <table:table-cell office:value-type="float" office:value="75.056">
            <text:p>75.056</text:p>
          </table:table-cell>
        </table:table-row>
        <table:table-row table:style-name="ro2">
          <table:table-cell table:number-columns-repeated="3"/>
          <table:table-cell office:value-type="float" office:value="5.716541">
            <text:p>5.716541</text:p>
          </table:table-cell>
          <table:table-cell office:value-type="float" office:value="5.782545">
            <text:p>5.782545</text:p>
          </table:table-cell>
          <table:table-cell office:value-type="float" office:value="4.554886">
            <text:p>4.554886</text:p>
          </table:table-cell>
          <table:table-cell office:value-type="float" office:value="9.024">
            <text:p>9.024</text:p>
          </table:table-cell>
          <table:table-cell table:style-name="ce1" office:value-type="float" office:value="99.5587">
            <text:p>99.5587</text:p>
          </table:table-cell>
          <table:table-cell table:number-columns-repeated="3"/>
          <table:table-cell office:value-type="float" office:value="50.701188">
            <text:p>50.701188</text:p>
          </table:table-cell>
          <table:table-cell office:value-type="float" office:value="50.705343">
            <text:p>50.705343</text:p>
          </table:table-cell>
          <table:table-cell office:value-type="float" office:value="39.693974">
            <text:p>39.693974</text:p>
          </table:table-cell>
          <table:table-cell office:value-type="float" office:value="76.727">
            <text:p>76.727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3:.D7])" office:value-type="float" office:value="5.7113684">
            <text:p>5.7113684</text:p>
          </table:table-cell>
          <table:table-cell table:formula="of:=AVERAGE([.E3:.E7])" office:value-type="float" office:value="5.7808238">
            <text:p>5.7808238</text:p>
          </table:table-cell>
          <table:table-cell table:formula="of:=AVERAGE([.F3:.F7])" office:value-type="float" office:value="4.5569676">
            <text:p>4.5569676</text:p>
          </table:table-cell>
          <table:table-cell table:formula="of:=AVERAGE([.G3:.G7])" office:value-type="float" office:value="9.084">
            <text:p>9.084</text:p>
          </table:table-cell>
          <table:table-cell table:style-name="ce1" table:formula="of:=AVERAGE([.H3:.H7])" office:value-type="float" office:value="100.68722">
            <text:p>100.68722</text:p>
          </table:table-cell>
          <table:table-cell/>
          <table:table-cell office:value-type="string">
            <text:p>Average</text:p>
          </table:table-cell>
          <table:table-cell/>
          <table:table-cell table:formula="of:=AVERAGE([.L3:.L7])" office:value-type="float" office:value="50.55921">
            <text:p>50.55921</text:p>
          </table:table-cell>
          <table:table-cell table:formula="of:=AVERAGE([.M3:.M7])" office:value-type="float" office:value="50.7012016">
            <text:p>50.7012016</text:p>
          </table:table-cell>
          <table:table-cell table:formula="of:=AVERAGE([.N3:.N7])" office:value-type="float" office:value="39.6706534">
            <text:p>39.6706534</text:p>
          </table:table-cell>
          <table:table-cell table:formula="of:=AVERAGE([.O3:.O7])" office:value-type="float" office:value="75.2754">
            <text:p>75.2754</text:p>
          </table:table-cell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office:value-type="string">
            <text:p>Speed Up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office:value-type="string">
            <text:p>DIM = 1024 GEN = 1000 THREADS = 2</text:p>
          </table:table-cell>
          <table:table-cell/>
          <table:table-cell office:value-type="float" office:value="3.047201">
            <text:p>3.047201</text:p>
          </table:table-cell>
          <table:table-cell office:value-type="float" office:value="3.114075">
            <text:p>3.114075</text:p>
          </table:table-cell>
          <table:table-cell office:value-type="float" office:value="2.353971">
            <text:p>2.353971</text:p>
          </table:table-cell>
          <table:table-cell office:value-type="float" office:value="4.714">
            <text:p>4.714</text:p>
          </table:table-cell>
          <table:table-cell table:style-name="ce1" office:value-type="float" office:value="74.8022">
            <text:p>74.8022</text:p>
          </table:table-cell>
          <table:table-cell/>
          <table:table-cell office:value-type="string">
            <text:p>DIM = 1024 GEN = 10000 THREADS = 2</text:p>
          </table:table-cell>
          <table:table-cell/>
          <table:table-cell office:value-type="float" office:value="26.977912">
            <text:p>26.977912</text:p>
          </table:table-cell>
          <table:table-cell office:value-type="float" office:value="27.354263">
            <text:p>27.354263</text:p>
          </table:table-cell>
          <table:table-cell office:value-type="float" office:value="20.350234">
            <text:p>20.350234</text:p>
          </table:table-cell>
          <table:table-cell office:value-type="float" office:value="39.417">
            <text:p>39.417</text:p>
          </table:table-cell>
        </table:table-row>
        <table:table-row table:style-name="ro2">
          <table:table-cell/>
          <table:table-cell office:value-type="string">
            <text:p>Global State @ MAXGEN 44790</text:p>
          </table:table-cell>
          <table:table-cell/>
          <table:table-cell office:value-type="float" office:value="3.043579">
            <text:p>3.043579</text:p>
          </table:table-cell>
          <table:table-cell office:value-type="float" office:value="3.116941">
            <text:p>3.116941</text:p>
          </table:table-cell>
          <table:table-cell office:value-type="float" office:value="2.355625">
            <text:p>2.355625</text:p>
          </table:table-cell>
          <table:table-cell office:value-type="float" office:value="4.568">
            <text:p>4.568</text:p>
          </table:table-cell>
          <table:table-cell table:style-name="ce1" office:value-type="float" office:value="72.2883">
            <text:p>72.2883</text:p>
          </table:table-cell>
          <table:table-cell/>
          <table:table-cell office:value-type="string">
            <text:p>Global State @ MAXGEN 30453</text:p>
          </table:table-cell>
          <table:table-cell/>
          <table:table-cell office:value-type="float" office:value="26.931985">
            <text:p>26.931985</text:p>
          </table:table-cell>
          <table:table-cell office:value-type="float" office:value="27.326674">
            <text:p>27.326674</text:p>
          </table:table-cell>
          <table:table-cell office:value-type="float" office:value="20.12551">
            <text:p>20.12551</text:p>
          </table:table-cell>
          <table:table-cell office:value-type="float" office:value="39.226">
            <text:p>39.226</text:p>
          </table:table-cell>
        </table:table-row>
        <table:table-row table:style-name="ro2">
          <table:table-cell table:number-columns-repeated="3"/>
          <table:table-cell office:value-type="float" office:value="3.04981">
            <text:p>3.04981</text:p>
          </table:table-cell>
          <table:table-cell office:value-type="float" office:value="3.127248">
            <text:p>3.127248</text:p>
          </table:table-cell>
          <table:table-cell office:value-type="float" office:value="2.356607">
            <text:p>2.356607</text:p>
          </table:table-cell>
          <table:table-cell office:value-type="float" office:value="4.736">
            <text:p>4.736</text:p>
          </table:table-cell>
          <table:table-cell table:style-name="ce1" office:value-type="float" office:value="71.0558">
            <text:p>71.0558</text:p>
          </table:table-cell>
          <table:table-cell table:number-columns-repeated="3"/>
          <table:table-cell office:value-type="float" office:value="27.142364">
            <text:p>27.142364</text:p>
          </table:table-cell>
          <table:table-cell office:value-type="float" office:value="27.329037">
            <text:p>27.329037</text:p>
          </table:table-cell>
          <table:table-cell office:value-type="float" office:value="20.259776">
            <text:p>20.259776</text:p>
          </table:table-cell>
          <table:table-cell office:value-type="float" office:value="39.73">
            <text:p>39.73</text:p>
          </table:table-cell>
        </table:table-row>
        <table:table-row table:style-name="ro2">
          <table:table-cell table:number-columns-repeated="3"/>
          <table:table-cell office:value-type="float" office:value="3.055256">
            <text:p>3.055256</text:p>
          </table:table-cell>
          <table:table-cell office:value-type="float" office:value="3.118521">
            <text:p>3.118521</text:p>
          </table:table-cell>
          <table:table-cell office:value-type="float" office:value="2.356541">
            <text:p>2.356541</text:p>
          </table:table-cell>
          <table:table-cell office:value-type="float" office:value="4.68">
            <text:p>4.68</text:p>
          </table:table-cell>
          <table:table-cell table:style-name="ce1" office:value-type="float" office:value="75.5541">
            <text:p>75.5541</text:p>
          </table:table-cell>
          <table:table-cell table:number-columns-repeated="3"/>
          <table:table-cell office:value-type="float" office:value="27.037353">
            <text:p>27.037353</text:p>
          </table:table-cell>
          <table:table-cell office:value-type="float" office:value="27.352157">
            <text:p>27.352157</text:p>
          </table:table-cell>
          <table:table-cell office:value-type="float" office:value="20.381583">
            <text:p>20.381583</text:p>
          </table:table-cell>
          <table:table-cell office:value-type="float" office:value="39.509">
            <text:p>39.509</text:p>
          </table:table-cell>
        </table:table-row>
        <table:table-row table:style-name="ro2">
          <table:table-cell table:number-columns-repeated="3"/>
          <table:table-cell office:value-type="float" office:value="3.050681">
            <text:p>3.050681</text:p>
          </table:table-cell>
          <table:table-cell office:value-type="float" office:value="3.130182">
            <text:p>3.130182</text:p>
          </table:table-cell>
          <table:table-cell office:value-type="float" office:value="2.359814">
            <text:p>2.359814</text:p>
          </table:table-cell>
          <table:table-cell office:value-type="float" office:value="4.694">
            <text:p>4.694</text:p>
          </table:table-cell>
          <table:table-cell table:style-name="ce1" office:value-type="float" office:value="70.5531">
            <text:p>70.5531</text:p>
          </table:table-cell>
          <table:table-cell table:number-columns-repeated="3"/>
          <table:table-cell office:value-type="float" office:value="27.172559">
            <text:p>27.172559</text:p>
          </table:table-cell>
          <table:table-cell office:value-type="float" office:value="27.473758">
            <text:p>27.473758</text:p>
          </table:table-cell>
          <table:table-cell office:value-type="float" office:value="20.356006">
            <text:p>20.356006</text:p>
          </table:table-cell>
          <table:table-cell office:value-type="float" office:value="39.73">
            <text:p>39.73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12:.D16])" office:value-type="float" office:value="3.0493054">
            <text:p>3.0493054</text:p>
          </table:table-cell>
          <table:table-cell table:formula="of:=AVERAGE([.E12:.E16])" office:value-type="float" office:value="3.1213934">
            <text:p>3.1213934</text:p>
          </table:table-cell>
          <table:table-cell table:formula="of:=AVERAGE([.F12:.F16])" office:value-type="float" office:value="2.3565116">
            <text:p>2.3565116</text:p>
          </table:table-cell>
          <table:table-cell table:formula="of:=AVERAGE([.G12:.G16])" office:value-type="float" office:value="4.6784">
            <text:p>4.6784</text:p>
          </table:table-cell>
          <table:table-cell table:style-name="ce1" table:formula="of:=AVERAGE([.H12:.H16])" office:value-type="float" office:value="72.8507">
            <text:p>72.8507</text:p>
          </table:table-cell>
          <table:table-cell/>
          <table:table-cell office:value-type="string">
            <text:p>Average</text:p>
          </table:table-cell>
          <table:table-cell/>
          <table:table-cell table:formula="of:=AVERAGE([.L12:.L16])" office:value-type="float" office:value="27.0524346">
            <text:p>27.0524346</text:p>
          </table:table-cell>
          <table:table-cell table:formula="of:=AVERAGE([.M12:.M16])" office:value-type="float" office:value="27.3671778">
            <text:p>27.3671778</text:p>
          </table:table-cell>
          <table:table-cell table:formula="of:=AVERAGE([.N12:.N16])" office:value-type="float" office:value="20.2946218">
            <text:p>20.2946218</text:p>
          </table:table-cell>
          <table:table-cell table:formula="of:=AVERAGE([.O12:.O16])" office:value-type="float" office:value="39.5224">
            <text:p>39.5224</text:p>
          </table:table-cell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formula="of:=[.D8]/[.D17]" office:value-type="float" office:value="1.87300635744783">
            <text:p>1.8730063574</text:p>
          </table:table-cell>
          <table:table-cell table:formula="of:=[.E8]/[.E17]" office:value-type="float" office:value="1.85200103261575">
            <text:p>1.8520010326</text:p>
          </table:table-cell>
          <table:table-cell table:formula="of:=[.F8]/[.F17]" office:value-type="float" office:value="1.93377685898088">
            <text:p>1.933776859</text:p>
          </table:table-cell>
          <table:table-cell table:formula="of:=[.G8]/[.G17]" office:value-type="float" office:value="1.94168946648427">
            <text:p>1.9416894665</text:p>
          </table:table-cell>
          <table:table-cell table:style-name="ce1" table:formula="of:=[.H8]/[.H17]" office:value-type="float" office:value="1.38210367230514">
            <text:p>1.3821036723</text:p>
          </table:table-cell>
          <table:table-cell/>
          <table:table-cell office:value-type="string">
            <text:p>Speed Up</text:p>
          </table:table-cell>
          <table:table-cell/>
          <table:table-cell table:formula="of:=[.L8]/[.L17]" office:value-type="float" office:value="1.86893382231853">
            <text:p>1.8689338223</text:p>
          </table:table-cell>
          <table:table-cell table:formula="of:=[.M8]/[.M17]" office:value-type="float" office:value="1.85262806309535">
            <text:p>1.8526280631</text:p>
          </table:table-cell>
          <table:table-cell table:formula="of:=[.N8]/[.N17]" office:value-type="float" office:value="1.9547372595039">
            <text:p>1.9547372595</text:p>
          </table:table-cell>
          <table:table-cell table:formula="of:=[.O8]/[.O17]" office:value-type="float" office:value="1.90462623727304">
            <text:p>1.9046262373</text:p>
          </table:table-cell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office:value-type="string">
            <text:p>DIM = 1024 GEN = 1000 THREADS = 4</text:p>
          </table:table-cell>
          <table:table-cell/>
          <table:table-cell office:value-type="float" office:value="2.200051">
            <text:p>2.200051</text:p>
          </table:table-cell>
          <table:table-cell office:value-type="float" office:value="2.181026">
            <text:p>2.181026</text:p>
          </table:table-cell>
          <table:table-cell office:value-type="float" office:value="1.328827">
            <text:p>1.328827</text:p>
          </table:table-cell>
          <table:table-cell office:value-type="float" office:value="3.867">
            <text:p>3.867</text:p>
          </table:table-cell>
          <table:table-cell table:style-name="ce1" office:value-type="float" office:value="95.5914">
            <text:p>95.5914</text:p>
          </table:table-cell>
          <table:table-cell/>
          <table:table-cell office:value-type="string">
            <text:p>DIM = 1024 GEN = 10000 THREADS = 4</text:p>
          </table:table-cell>
          <table:table-cell/>
          <table:table-cell office:value-type="float" office:value="16.985359">
            <text:p>16.985359</text:p>
          </table:table-cell>
          <table:table-cell office:value-type="float" office:value="17.143739">
            <text:p>17.143739</text:p>
          </table:table-cell>
          <table:table-cell office:value-type="float" office:value="10.534883">
            <text:p>10.534883</text:p>
          </table:table-cell>
          <table:table-cell office:value-type="float" office:value="27.501">
            <text:p>27.501</text:p>
          </table:table-cell>
        </table:table-row>
        <table:table-row table:style-name="ro2">
          <table:table-cell/>
          <table:table-cell office:value-type="string">
            <text:p>Global State @ MAXGEN 44790</text:p>
          </table:table-cell>
          <table:table-cell/>
          <table:table-cell office:value-type="float" office:value="2.144076">
            <text:p>2.144076</text:p>
          </table:table-cell>
          <table:table-cell office:value-type="float" office:value="2.077911">
            <text:p>2.077911</text:p>
          </table:table-cell>
          <table:table-cell office:value-type="float" office:value="1.422537">
            <text:p>1.422537</text:p>
          </table:table-cell>
          <table:table-cell office:value-type="float" office:value="3.881">
            <text:p>3.881</text:p>
          </table:table-cell>
          <table:table-cell table:style-name="ce1" office:value-type="float" office:value="95.0917">
            <text:p>95.0917</text:p>
          </table:table-cell>
          <table:table-cell/>
          <table:table-cell office:value-type="string">
            <text:p>Global State @ MAXGEN 30453</text:p>
          </table:table-cell>
          <table:table-cell/>
          <table:table-cell office:value-type="float" office:value="16.981238">
            <text:p>16.981238</text:p>
          </table:table-cell>
          <table:table-cell office:value-type="float" office:value="17.15225">
            <text:p>17.15225</text:p>
          </table:table-cell>
          <table:table-cell office:value-type="float" office:value="10.602769">
            <text:p>10.602769</text:p>
          </table:table-cell>
          <table:table-cell office:value-type="float" office:value="27.604">
            <text:p>27.604</text:p>
          </table:table-cell>
        </table:table-row>
        <table:table-row table:style-name="ro2">
          <table:table-cell table:number-columns-repeated="3"/>
          <table:table-cell office:value-type="float" office:value="2.092156">
            <text:p>2.092156</text:p>
          </table:table-cell>
          <table:table-cell office:value-type="float" office:value="2.096594">
            <text:p>2.096594</text:p>
          </table:table-cell>
          <table:table-cell office:value-type="float" office:value="1.401127">
            <text:p>1.401127</text:p>
          </table:table-cell>
          <table:table-cell office:value-type="float" office:value="3.94">
            <text:p>3.94</text:p>
          </table:table-cell>
          <table:table-cell table:style-name="ce1" office:value-type="float" office:value="94.5871">
            <text:p>94.5871</text:p>
          </table:table-cell>
          <table:table-cell table:number-columns-repeated="3"/>
          <table:table-cell office:value-type="float" office:value="16.990126">
            <text:p>16.990126</text:p>
          </table:table-cell>
          <table:table-cell office:value-type="float" office:value="17.42885">
            <text:p>17.42885</text:p>
          </table:table-cell>
          <table:table-cell office:value-type="float" office:value="10.650675">
            <text:p>10.650675</text:p>
          </table:table-cell>
          <table:table-cell office:value-type="float" office:value="27.61">
            <text:p>27.61</text:p>
          </table:table-cell>
        </table:table-row>
        <table:table-row table:style-name="ro2">
          <table:table-cell table:number-columns-repeated="3"/>
          <table:table-cell office:value-type="float" office:value="2.083783">
            <text:p>2.083783</text:p>
          </table:table-cell>
          <table:table-cell office:value-type="float" office:value="2.098059">
            <text:p>2.098059</text:p>
          </table:table-cell>
          <table:table-cell office:value-type="float" office:value="1.474601">
            <text:p>1.474601</text:p>
          </table:table-cell>
          <table:table-cell office:value-type="float" office:value="3.879">
            <text:p>3.879</text:p>
          </table:table-cell>
          <table:table-cell table:style-name="ce1" office:value-type="float" office:value="94.9951">
            <text:p>94.9951</text:p>
          </table:table-cell>
          <table:table-cell table:number-columns-repeated="3"/>
          <table:table-cell office:value-type="float" office:value="17.312489">
            <text:p>17.312489</text:p>
          </table:table-cell>
          <table:table-cell office:value-type="float" office:value="17.01828">
            <text:p>17.01828</text:p>
          </table:table-cell>
          <table:table-cell office:value-type="float" office:value="10.525001">
            <text:p>10.525001</text:p>
          </table:table-cell>
          <table:table-cell office:value-type="float" office:value="27.552">
            <text:p>27.552</text:p>
          </table:table-cell>
        </table:table-row>
        <table:table-row table:style-name="ro2">
          <table:table-cell table:number-columns-repeated="3"/>
          <table:table-cell office:value-type="float" office:value="2.087061">
            <text:p>2.087061</text:p>
          </table:table-cell>
          <table:table-cell office:value-type="float" office:value="2.102909">
            <text:p>2.102909</text:p>
          </table:table-cell>
          <table:table-cell office:value-type="float" office:value="1.404484">
            <text:p>1.404484</text:p>
          </table:table-cell>
          <table:table-cell office:value-type="float" office:value="3.881">
            <text:p>3.881</text:p>
          </table:table-cell>
          <table:table-cell table:style-name="ce1" office:value-type="float" office:value="95.2215">
            <text:p>95.2215</text:p>
          </table:table-cell>
          <table:table-cell table:number-columns-repeated="3"/>
          <table:table-cell office:value-type="float" office:value="17.100466">
            <text:p>17.100466</text:p>
          </table:table-cell>
          <table:table-cell office:value-type="float" office:value="17.401932">
            <text:p>17.401932</text:p>
          </table:table-cell>
          <table:table-cell office:value-type="float" office:value="10.807564">
            <text:p>10.807564</text:p>
          </table:table-cell>
          <table:table-cell office:value-type="float" office:value="29.085">
            <text:p>29.085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21:.D25])" office:value-type="float" office:value="2.1214254">
            <text:p>2.1214254</text:p>
          </table:table-cell>
          <table:table-cell table:formula="of:=AVERAGE([.E21:.E25])" office:value-type="float" office:value="2.1112998">
            <text:p>2.1112998</text:p>
          </table:table-cell>
          <table:table-cell table:formula="of:=AVERAGE([.F21:.F25])" office:value-type="float" office:value="1.4063152">
            <text:p>1.4063152</text:p>
          </table:table-cell>
          <table:table-cell table:formula="of:=AVERAGE([.G21:.G25])" office:value-type="float" office:value="3.8896">
            <text:p>3.8896</text:p>
          </table:table-cell>
          <table:table-cell table:style-name="ce1" table:formula="of:=AVERAGE([.H21:.H25])" office:value-type="float" office:value="95.09736">
            <text:p>95.09736</text:p>
          </table:table-cell>
          <table:table-cell/>
          <table:table-cell office:value-type="string">
            <text:p>Average</text:p>
          </table:table-cell>
          <table:table-cell/>
          <table:table-cell table:formula="of:=AVERAGE([.L21:.L25])" office:value-type="float" office:value="17.0739356">
            <text:p>17.0739356</text:p>
          </table:table-cell>
          <table:table-cell table:formula="of:=AVERAGE([.M21:.M25])" office:value-type="float" office:value="17.2290102">
            <text:p>17.2290102</text:p>
          </table:table-cell>
          <table:table-cell table:formula="of:=AVERAGE([.N21:.N25])" office:value-type="float" office:value="10.6241784">
            <text:p>10.6241784</text:p>
          </table:table-cell>
          <table:table-cell table:formula="of:=AVERAGE([.O21:.O25])" office:value-type="float" office:value="27.8704">
            <text:p>27.8704</text:p>
          </table:table-cell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formula="of:=[.D8]/[.D26]" office:value-type="float" office:value="2.69223155336973">
            <text:p>2.6922315534</text:p>
          </table:table-cell>
          <table:table-cell table:formula="of:=[.E8]/[.E26]" office:value-type="float" office:value="2.7380402347407">
            <text:p>2.7380402347</text:p>
          </table:table-cell>
          <table:table-cell table:formula="of:=[.F8]/[.F26]" office:value-type="float" office:value="3.24036005583954">
            <text:p>3.2403600558</text:p>
          </table:table-cell>
          <table:table-cell table:formula="of:=[.G8]/[.G26]" office:value-type="float" office:value="2.33545865898807">
            <text:p>2.335458659</text:p>
          </table:table-cell>
          <table:table-cell table:style-name="ce1" table:formula="of:=[.H8]/[.H26]" office:value-type="float" office:value="1.05878039095933">
            <text:p>1.058780391</text:p>
          </table:table-cell>
          <table:table-cell/>
          <table:table-cell office:value-type="string">
            <text:p>Speed Up</text:p>
          </table:table-cell>
          <table:table-cell/>
          <table:table-cell table:formula="of:=[.L8]/[.L26]" office:value-type="float" office:value="2.96119249741108">
            <text:p>2.9611924974</text:p>
          </table:table-cell>
          <table:table-cell table:formula="of:=[.M8]/[.M26]" office:value-type="float" office:value="2.94278086851443">
            <text:p>2.9427808685</text:p>
          </table:table-cell>
          <table:table-cell table:formula="of:=[.N8]/[.N26]" office:value-type="float" office:value="3.73399729432254">
            <text:p>3.7339972943</text:p>
          </table:table-cell>
          <table:table-cell table:formula="of:=[.O8]/[.O26]" office:value-type="float" office:value="2.70090849072851">
            <text:p>2.7009084907</text:p>
          </table:table-cell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ce1"/>
          <table:table-cell/>
          <table:table-cell table:style-name="ce2" office:value-type="string">
            <text:p>C++ 11</text:p>
          </table:table-cell>
          <table:table-cell table:style-name="ce2" office:value-type="string">
            <text:p>C++ Boost</text:p>
          </table:table-cell>
          <table:table-cell table:style-name="ce2" office:value-type="string">
            <text:p>C OpenMP</text:p>
          </table:table-cell>
          <table:table-cell table:style-name="ce2" office:value-type="string">
            <text:p>Java</text:p>
          </table:table-cell>
          <table:table-cell table:number-columns-repeated="2"/>
          <table:table-cell table:style-name="ce1"/>
          <table:table-cell/>
          <table:table-cell table:style-name="ce2" office:value-type="string">
            <text:p>C++ 11</text:p>
          </table:table-cell>
          <table:table-cell table:style-name="ce2" office:value-type="string">
            <text:p>C++ Boost</text:p>
          </table:table-cell>
          <table:table-cell table:style-name="ce2" office:value-type="string">
            <text:p>C OpenMP</text:p>
          </table:table-cell>
          <table:table-cell table:style-name="ce2" office:value-type="string">
            <text:p>Java</text:p>
          </table:table-cell>
        </table:table-row>
        <table:table-row table:style-name="ro2">
          <table:table-cell/>
          <table:table-cell office:value-type="string">
            <text:p>DIM = 2048 GEN = 1000 THREADS = 1</text:p>
          </table:table-cell>
          <table:table-cell/>
          <table:table-cell office:value-type="float" office:value="23.64823">
            <text:p>23.64823</text:p>
          </table:table-cell>
          <table:table-cell office:value-type="float" office:value="23.755266">
            <text:p>23.755266</text:p>
          </table:table-cell>
          <table:table-cell office:value-type="float" office:value="18.468408">
            <text:p>18.468408</text:p>
          </table:table-cell>
          <table:table-cell office:value-type="float" office:value="35.117">
            <text:p>35.117</text:p>
          </table:table-cell>
          <table:table-cell table:number-columns-repeated="2"/>
          <table:table-cell office:value-type="string">
            <text:p>DIM = 2048 GEN = 10000 THREADS = 1</text:p>
          </table:table-cell>
          <table:table-cell/>
          <table:table-cell office:value-type="float" office:value="212.285539">
            <text:p>212.285539</text:p>
          </table:table-cell>
          <table:table-cell office:value-type="float" office:value="213.090033">
            <text:p>213.090033</text:p>
          </table:table-cell>
          <table:table-cell office:value-type="float" office:value="161.289775">
            <text:p>161.289775</text:p>
          </table:table-cell>
          <table:table-cell office:value-type="float" office:value="304.367">
            <text:p>304.367</text:p>
          </table:table-cell>
        </table:table-row>
        <table:table-row table:style-name="ro2">
          <table:table-cell/>
          <table:table-cell office:value-type="string">
            <text:p>Global State @ MAXGEN 180192</text:p>
          </table:table-cell>
          <table:table-cell/>
          <table:table-cell office:value-type="float" office:value="23.64879">
            <text:p>23.64879</text:p>
          </table:table-cell>
          <table:table-cell office:value-type="float" office:value="23.754745">
            <text:p>23.754745</text:p>
          </table:table-cell>
          <table:table-cell office:value-type="float" office:value="18.424642">
            <text:p>18.424642</text:p>
          </table:table-cell>
          <table:table-cell office:value-type="float" office:value="35.209">
            <text:p>35.209</text:p>
          </table:table-cell>
          <table:table-cell table:number-columns-repeated="2"/>
          <table:table-cell office:value-type="string">
            <text:p>Global State @ MAXGEN 122390</text:p>
          </table:table-cell>
          <table:table-cell/>
          <table:table-cell office:value-type="float" office:value="212.501207">
            <text:p>212.501207</text:p>
          </table:table-cell>
          <table:table-cell office:value-type="float" office:value="213.985421">
            <text:p>213.985421</text:p>
          </table:table-cell>
          <table:table-cell office:value-type="float" office:value="160.55621">
            <text:p>160.55621</text:p>
          </table:table-cell>
          <table:table-cell office:value-type="float" office:value="303.586">
            <text:p>303.586</text:p>
          </table:table-cell>
        </table:table-row>
        <table:table-row table:style-name="ro2">
          <table:table-cell table:number-columns-repeated="3"/>
          <table:table-cell office:value-type="float" office:value="23.606505">
            <text:p>23.606505</text:p>
          </table:table-cell>
          <table:table-cell office:value-type="float" office:value="23.773273">
            <text:p>23.773273</text:p>
          </table:table-cell>
          <table:table-cell office:value-type="float" office:value="18.425841">
            <text:p>18.425841</text:p>
          </table:table-cell>
          <table:table-cell office:value-type="float" office:value="35.025">
            <text:p>35.025</text:p>
          </table:table-cell>
          <table:table-cell table:number-columns-repeated="4"/>
          <table:table-cell office:value-type="float" office:value="215.461257">
            <text:p>215.461257</text:p>
          </table:table-cell>
          <table:table-cell office:value-type="float" office:value="212.588975">
            <text:p>212.588975</text:p>
          </table:table-cell>
          <table:table-cell office:value-type="float" office:value="161.308851">
            <text:p>161.308851</text:p>
          </table:table-cell>
          <table:table-cell office:value-type="float" office:value="303.005">
            <text:p>303.005</text:p>
          </table:table-cell>
        </table:table-row>
        <table:table-row table:style-name="ro2">
          <table:table-cell table:number-columns-repeated="3"/>
          <table:table-cell office:value-type="float" office:value="23.596945">
            <text:p>23.596945</text:p>
          </table:table-cell>
          <table:table-cell office:value-type="float" office:value="23.764332">
            <text:p>23.764332</text:p>
          </table:table-cell>
          <table:table-cell office:value-type="float" office:value="18.465193">
            <text:p>18.465193</text:p>
          </table:table-cell>
          <table:table-cell office:value-type="float" office:value="34.991">
            <text:p>34.991</text:p>
          </table:table-cell>
          <table:table-cell table:number-columns-repeated="4"/>
          <table:table-cell office:value-type="float" office:value="211.985123">
            <text:p>211.985123</text:p>
          </table:table-cell>
          <table:table-cell office:value-type="float" office:value="213.58421">
            <text:p>213.58421</text:p>
          </table:table-cell>
          <table:table-cell office:value-type="float" office:value="161.95621">
            <text:p>161.95621</text:p>
          </table:table-cell>
          <table:table-cell office:value-type="float" office:value="304.221">
            <text:p>304.221</text:p>
          </table:table-cell>
        </table:table-row>
        <table:table-row table:style-name="ro2">
          <table:table-cell table:number-columns-repeated="3"/>
          <table:table-cell office:value-type="float" office:value="23.583807">
            <text:p>23.583807</text:p>
          </table:table-cell>
          <table:table-cell office:value-type="float" office:value="23.810464">
            <text:p>23.810464</text:p>
          </table:table-cell>
          <table:table-cell office:value-type="float" office:value="18.433137">
            <text:p>18.433137</text:p>
          </table:table-cell>
          <table:table-cell office:value-type="float" office:value="35.67">
            <text:p>35.67</text:p>
          </table:table-cell>
          <table:table-cell table:number-columns-repeated="4"/>
          <table:table-cell office:value-type="float" office:value="213.216551">
            <text:p>213.216551</text:p>
          </table:table-cell>
          <table:table-cell office:value-type="float" office:value="213.005482">
            <text:p>213.005482</text:p>
          </table:table-cell>
          <table:table-cell office:value-type="float" office:value="161.230515">
            <text:p>161.230515</text:p>
          </table:table-cell>
          <table:table-cell office:value-type="float" office:value="305.01">
            <text:p>305.01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30:.D34])" office:value-type="float" office:value="23.6168554">
            <text:p>23.6168554</text:p>
          </table:table-cell>
          <table:table-cell table:formula="of:=AVERAGE([.E30:.E34])" office:value-type="float" office:value="23.771616">
            <text:p>23.771616</text:p>
          </table:table-cell>
          <table:table-cell table:formula="of:=AVERAGE([.F30:.F34])" office:value-type="float" office:value="18.4434442">
            <text:p>18.4434442</text:p>
          </table:table-cell>
          <table:table-cell table:formula="of:=AVERAGE([.G30:.G34])" office:value-type="float" office:value="35.2024">
            <text:p>35.2024</text:p>
          </table:table-cell>
          <table:table-cell table:number-columns-repeated="2"/>
          <table:table-cell office:value-type="string">
            <text:p>Average</text:p>
          </table:table-cell>
          <table:table-cell/>
          <table:table-cell table:formula="of:=AVERAGE([.L30:.L34])" office:value-type="float" office:value="213.0899354">
            <text:p>213.0899354</text:p>
          </table:table-cell>
          <table:table-cell table:formula="of:=AVERAGE([.M30:.M34])" office:value-type="float" office:value="213.2508242">
            <text:p>213.2508242</text:p>
          </table:table-cell>
          <table:table-cell table:formula="of:=AVERAGE([.N30:.N34])" office:value-type="float" office:value="161.2683122">
            <text:p>161.2683122</text:p>
          </table:table-cell>
          <table:table-cell table:formula="of:=AVERAGE([.O30:.O34])" office:value-type="float" office:value="304.0378">
            <text:p>304.0378</text:p>
          </table:table-cell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office:value-type="string">
            <text:p>Speed Up</text:p>
          </table:table-cell>
          <table:table-cell table:number-columns-repeated="2"/>
          <table:table-cell table:number-columns-repeated="3" office:value-type="float" office:value="1">
            <text:p>1</text:p>
          </table:table-cell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style-name="Default" table:number-columns-repeated="5"/>
        </table:table-row>
        <table:table-row table:style-name="ro2">
          <table:table-cell/>
          <table:table-cell office:value-type="string">
            <text:p>DIM = 2048 GEN = 1000 THREADS = 2</text:p>
          </table:table-cell>
          <table:table-cell/>
          <table:table-cell office:value-type="float" office:value="13.73039">
            <text:p>13.73039</text:p>
          </table:table-cell>
          <table:table-cell office:value-type="float" office:value="14.013883">
            <text:p>14.013883</text:p>
          </table:table-cell>
          <table:table-cell office:value-type="float" office:value="9.371935">
            <text:p>9.371935</text:p>
          </table:table-cell>
          <table:table-cell office:value-type="float" office:value="19.719">
            <text:p>19.719</text:p>
          </table:table-cell>
          <table:table-cell table:number-columns-repeated="2"/>
          <table:table-cell office:value-type="string">
            <text:p>DIM = 2048 GEN = 10000 THREADS = 2</text:p>
          </table:table-cell>
          <table:table-cell/>
          <table:table-cell office:value-type="float" office:value="125.401229">
            <text:p>125.401229</text:p>
          </table:table-cell>
          <table:table-cell office:value-type="float" office:value="124.866112">
            <text:p>124.866112</text:p>
          </table:table-cell>
          <table:table-cell office:value-type="float" office:value="81.70924">
            <text:p>81.70924</text:p>
          </table:table-cell>
          <table:table-cell office:value-type="float" office:value="171.885">
            <text:p>171.885</text:p>
          </table:table-cell>
        </table:table-row>
        <table:table-row table:style-name="ro2">
          <table:table-cell/>
          <table:table-cell office:value-type="string">
            <text:p>Global State @ MAXGEN 180192</text:p>
          </table:table-cell>
          <table:table-cell/>
          <table:table-cell office:value-type="float" office:value="13.740023">
            <text:p>13.740023</text:p>
          </table:table-cell>
          <table:table-cell office:value-type="float" office:value="13.911092">
            <text:p>13.911092</text:p>
          </table:table-cell>
          <table:table-cell office:value-type="float" office:value="9.384064">
            <text:p>9.384064</text:p>
          </table:table-cell>
          <table:table-cell office:value-type="float" office:value="19.802">
            <text:p>19.802</text:p>
          </table:table-cell>
          <table:table-cell table:number-columns-repeated="2"/>
          <table:table-cell office:value-type="string">
            <text:p>Global State @ MAXGEN 122390</text:p>
          </table:table-cell>
          <table:table-cell/>
          <table:table-cell office:value-type="float" office:value="125.984215">
            <text:p>125.984215</text:p>
          </table:table-cell>
          <table:table-cell office:value-type="float" office:value="124.256661">
            <text:p>124.256661</text:p>
          </table:table-cell>
          <table:table-cell office:value-type="float" office:value="81.965258">
            <text:p>81.965258</text:p>
          </table:table-cell>
          <table:table-cell office:value-type="float" office:value="171.52">
            <text:p>171.52</text:p>
          </table:table-cell>
        </table:table-row>
        <table:table-row table:style-name="ro2">
          <table:table-cell table:number-columns-repeated="3"/>
          <table:table-cell office:value-type="float" office:value="13.720766">
            <text:p>13.720766</text:p>
          </table:table-cell>
          <table:table-cell office:value-type="float" office:value="13.941342">
            <text:p>13.941342</text:p>
          </table:table-cell>
          <table:table-cell office:value-type="float" office:value="9.370194">
            <text:p>9.370194</text:p>
          </table:table-cell>
          <table:table-cell office:value-type="float" office:value="19.8">
            <text:p>19.8</text:p>
          </table:table-cell>
          <table:table-cell table:number-columns-repeated="4"/>
          <table:table-cell office:value-type="float" office:value="124.65489">
            <text:p>124.65489</text:p>
          </table:table-cell>
          <table:table-cell office:value-type="float" office:value="124.556122">
            <text:p>124.556122</text:p>
          </table:table-cell>
          <table:table-cell office:value-type="float" office:value="81.755491">
            <text:p>81.755491</text:p>
          </table:table-cell>
          <table:table-cell office:value-type="float" office:value="171.012">
            <text:p>171.012</text:p>
          </table:table-cell>
        </table:table-row>
        <table:table-row table:style-name="ro2">
          <table:table-cell table:number-columns-repeated="3"/>
          <table:table-cell office:value-type="float" office:value="13.777311">
            <text:p>13.777311</text:p>
          </table:table-cell>
          <table:table-cell office:value-type="float" office:value="13.958943">
            <text:p>13.958943</text:p>
          </table:table-cell>
          <table:table-cell office:value-type="float" office:value="9.400541">
            <text:p>9.400541</text:p>
          </table:table-cell>
          <table:table-cell office:value-type="float" office:value="20.005">
            <text:p>20.005</text:p>
          </table:table-cell>
          <table:table-cell table:number-columns-repeated="4"/>
          <table:table-cell office:value-type="float" office:value="125.115211">
            <text:p>125.115211</text:p>
          </table:table-cell>
          <table:table-cell office:value-type="float" office:value="124.998012">
            <text:p>124.998012</text:p>
          </table:table-cell>
          <table:table-cell office:value-type="float" office:value="81.5522">
            <text:p>81.5522</text:p>
          </table:table-cell>
          <table:table-cell office:value-type="float" office:value="172.869">
            <text:p>172.869</text:p>
          </table:table-cell>
        </table:table-row>
        <table:table-row table:style-name="ro2">
          <table:table-cell table:number-columns-repeated="3"/>
          <table:table-cell office:value-type="float" office:value="13.769952">
            <text:p>13.769952</text:p>
          </table:table-cell>
          <table:table-cell office:value-type="float" office:value="13.915513">
            <text:p>13.915513</text:p>
          </table:table-cell>
          <table:table-cell office:value-type="float" office:value="9.40014">
            <text:p>9.40014</text:p>
          </table:table-cell>
          <table:table-cell office:value-type="float" office:value="19.719">
            <text:p>19.719</text:p>
          </table:table-cell>
          <table:table-cell table:number-columns-repeated="4"/>
          <table:table-cell office:value-type="float" office:value="126.001258">
            <text:p>126.001258</text:p>
          </table:table-cell>
          <table:table-cell office:value-type="float" office:value="125.604193">
            <text:p>125.604193</text:p>
          </table:table-cell>
          <table:table-cell office:value-type="float" office:value="81.659599">
            <text:p>81.659599</text:p>
          </table:table-cell>
          <table:table-cell office:value-type="float" office:value="172.55">
            <text:p>172.55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39:.D43])" office:value-type="float" office:value="13.7476884">
            <text:p>13.7476884</text:p>
          </table:table-cell>
          <table:table-cell table:formula="of:=AVERAGE([.E39:.E43])" office:value-type="float" office:value="13.9481546">
            <text:p>13.9481546</text:p>
          </table:table-cell>
          <table:table-cell table:formula="of:=AVERAGE([.F39:.F43])" office:value-type="float" office:value="9.3853748">
            <text:p>9.3853748</text:p>
          </table:table-cell>
          <table:table-cell table:formula="of:=AVERAGE([.G39:.G43])" office:value-type="float" office:value="19.809">
            <text:p>19.809</text:p>
          </table:table-cell>
          <table:table-cell table:number-columns-repeated="2"/>
          <table:table-cell office:value-type="string">
            <text:p>Average</text:p>
          </table:table-cell>
          <table:table-cell/>
          <table:table-cell table:formula="of:=AVERAGE([.L39:.L43])" office:value-type="float" office:value="125.4313606">
            <text:p>125.4313606</text:p>
          </table:table-cell>
          <table:table-cell table:formula="of:=AVERAGE([.M39:.M43])" office:value-type="float" office:value="124.85622">
            <text:p>124.85622</text:p>
          </table:table-cell>
          <table:table-cell table:formula="of:=AVERAGE([.N39:.N43])" office:value-type="float" office:value="81.7283576">
            <text:p>81.7283576</text:p>
          </table:table-cell>
          <table:table-cell table:formula="of:=AVERAGE([.O39:.O43])" office:value-type="float" office:value="171.9672">
            <text:p>171.9672</text:p>
          </table:table-cell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formula="of:=[.D35]/[.D44]" office:value-type="float" office:value="1.71787828708716">
            <text:p>1.7178782871</text:p>
          </table:table-cell>
          <table:table-cell table:formula="of:=[.E35]/[.E44]" office:value-type="float" office:value="1.70428394878847">
            <text:p>1.7042839488</text:p>
          </table:table-cell>
          <table:table-cell table:formula="of:=[.F35]/[.F44]" office:value-type="float" office:value="1.9651260171304">
            <text:p>1.9651260171</text:p>
          </table:table-cell>
          <table:table-cell table:formula="of:=[.G35]/[.G44]" office:value-type="float" office:value="1.7770912211621">
            <text:p>1.77709122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eed Up</text:p>
          </table:table-cell>
          <table:table-cell/>
          <table:table-cell table:formula="of:=[.L35]/[.L44]" office:value-type="float" office:value="1.69885692366475">
            <text:p>1.6988569237</text:p>
          </table:table-cell>
          <table:table-cell table:formula="of:=[.M35]/[.M44]" office:value-type="float" office:value="1.70797117035899">
            <text:p>1.7079711704</text:p>
          </table:table-cell>
          <table:table-cell table:formula="of:=[.N35]/[.N44]" office:value-type="float" office:value="1.97322345555125">
            <text:p>1.9732234556</text:p>
          </table:table-cell>
          <table:table-cell table:formula="of:=[.O35]/[.O44]" office:value-type="float" office:value="1.76799878116292">
            <text:p>1.7679987812</text:p>
          </table:table-cell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style-name="Default" table:number-columns-repeated="5"/>
        </table:table-row>
        <table:table-row table:style-name="ro2">
          <table:table-cell/>
          <table:table-cell office:value-type="string">
            <text:p>DIM = 2048 GEN = 1000 THREADS = 4</text:p>
          </table:table-cell>
          <table:table-cell/>
          <table:table-cell office:value-type="float" office:value="9.008888">
            <text:p>9.008888</text:p>
          </table:table-cell>
          <table:table-cell office:value-type="float" office:value="9.105704">
            <text:p>9.105704</text:p>
          </table:table-cell>
          <table:table-cell office:value-type="float" office:value="4.911145">
            <text:p>4.911145</text:p>
          </table:table-cell>
          <table:table-cell office:value-type="float" office:value="14.523">
            <text:p>14.523</text:p>
          </table:table-cell>
          <table:table-cell table:number-columns-repeated="2"/>
          <table:table-cell office:value-type="string">
            <text:p>DIM = 2048 GEN = 10000 THREADS = 4</text:p>
          </table:table-cell>
          <table:table-cell/>
          <table:table-cell office:value-type="float" office:value="87.780913">
            <text:p>87.780913</text:p>
          </table:table-cell>
          <table:table-cell office:value-type="float" office:value="91.313563">
            <text:p>91.313563</text:p>
          </table:table-cell>
          <table:table-cell office:value-type="float" office:value="47.28809">
            <text:p>47.28809</text:p>
          </table:table-cell>
          <table:table-cell office:value-type="float" office:value="128.485">
            <text:p>128.485</text:p>
          </table:table-cell>
        </table:table-row>
        <table:table-row table:style-name="ro2">
          <table:table-cell/>
          <table:table-cell office:value-type="string">
            <text:p>Global State @ MAXGEN 180192</text:p>
          </table:table-cell>
          <table:table-cell/>
          <table:table-cell office:value-type="float" office:value="9.032154">
            <text:p>9.032154</text:p>
          </table:table-cell>
          <table:table-cell office:value-type="float" office:value="9.097899">
            <text:p>9.097899</text:p>
          </table:table-cell>
          <table:table-cell office:value-type="float" office:value="4.939797">
            <text:p>4.939797</text:p>
          </table:table-cell>
          <table:table-cell office:value-type="float" office:value="14.128">
            <text:p>14.128</text:p>
          </table:table-cell>
          <table:table-cell table:number-columns-repeated="2"/>
          <table:table-cell office:value-type="string">
            <text:p>Global State @ MAXGEN 122390</text:p>
          </table:table-cell>
          <table:table-cell/>
          <table:table-cell office:value-type="float" office:value="87.52839">
            <text:p>87.52839</text:p>
          </table:table-cell>
          <table:table-cell office:value-type="float" office:value="87.500966">
            <text:p>87.500966</text:p>
          </table:table-cell>
          <table:table-cell office:value-type="float" office:value="47.25991">
            <text:p>47.25991</text:p>
          </table:table-cell>
          <table:table-cell office:value-type="float" office:value="129.021">
            <text:p>129.021</text:p>
          </table:table-cell>
        </table:table-row>
        <table:table-row table:style-name="ro2">
          <table:table-cell table:number-columns-repeated="3"/>
          <table:table-cell office:value-type="float" office:value="8.9769">
            <text:p>8.9769</text:p>
          </table:table-cell>
          <table:table-cell office:value-type="float" office:value="9.149642">
            <text:p>9.149642</text:p>
          </table:table-cell>
          <table:table-cell office:value-type="float" office:value="4.923635">
            <text:p>4.923635</text:p>
          </table:table-cell>
          <table:table-cell office:value-type="float" office:value="14.254">
            <text:p>14.254</text:p>
          </table:table-cell>
          <table:table-cell table:number-columns-repeated="4"/>
          <table:table-cell office:value-type="float" office:value="87.125621">
            <text:p>87.125621</text:p>
          </table:table-cell>
          <table:table-cell office:value-type="float" office:value="88.005461">
            <text:p>88.005461</text:p>
          </table:table-cell>
          <table:table-cell office:value-type="float" office:value="47.300156">
            <text:p>47.300156</text:p>
          </table:table-cell>
          <table:table-cell office:value-type="float" office:value="128.226">
            <text:p>128.226</text:p>
          </table:table-cell>
        </table:table-row>
        <table:table-row table:style-name="ro2">
          <table:table-cell table:number-columns-repeated="3"/>
          <table:table-cell office:value-type="float" office:value="9.058067">
            <text:p>9.058067</text:p>
          </table:table-cell>
          <table:table-cell office:value-type="float" office:value="9.122737">
            <text:p>9.122737</text:p>
          </table:table-cell>
          <table:table-cell office:value-type="float" office:value="4.927098">
            <text:p>4.927098</text:p>
          </table:table-cell>
          <table:table-cell office:value-type="float" office:value="14.851">
            <text:p>14.851</text:p>
          </table:table-cell>
          <table:table-cell table:number-columns-repeated="4"/>
          <table:table-cell office:value-type="float" office:value="87.432156">
            <text:p>87.432156</text:p>
          </table:table-cell>
          <table:table-cell office:value-type="float" office:value="88.215621">
            <text:p>88.215621</text:p>
          </table:table-cell>
          <table:table-cell office:value-type="float" office:value="48.364031">
            <text:p>48.364031</text:p>
          </table:table-cell>
          <table:table-cell office:value-type="float" office:value="128.777">
            <text:p>128.777</text:p>
          </table:table-cell>
        </table:table-row>
        <table:table-row table:style-name="ro2">
          <table:table-cell table:number-columns-repeated="3"/>
          <table:table-cell office:value-type="float" office:value="9.065694">
            <text:p>9.065694</text:p>
          </table:table-cell>
          <table:table-cell office:value-type="float" office:value="9.093698">
            <text:p>9.093698</text:p>
          </table:table-cell>
          <table:table-cell office:value-type="float" office:value="4.972541">
            <text:p>4.972541</text:p>
          </table:table-cell>
          <table:table-cell office:value-type="float" office:value="14.787">
            <text:p>14.787</text:p>
          </table:table-cell>
          <table:table-cell table:number-columns-repeated="4"/>
          <table:table-cell office:value-type="float" office:value="87.001245">
            <text:p>87.001245</text:p>
          </table:table-cell>
          <table:table-cell office:value-type="float" office:value="88.584513">
            <text:p>88.584513</text:p>
          </table:table-cell>
          <table:table-cell office:value-type="float" office:value="47.276924">
            <text:p>47.276924</text:p>
          </table:table-cell>
          <table:table-cell office:value-type="float" office:value="127.01">
            <text:p>127.01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48:.D52])" office:value-type="float" office:value="9.0283406">
            <text:p>9.0283406</text:p>
          </table:table-cell>
          <table:table-cell table:formula="of:=AVERAGE([.E48:.E52])" office:value-type="float" office:value="9.113936">
            <text:p>9.113936</text:p>
          </table:table-cell>
          <table:table-cell table:formula="of:=AVERAGE([.F48:.F52])" office:value-type="float" office:value="4.9348432">
            <text:p>4.9348432</text:p>
          </table:table-cell>
          <table:table-cell table:formula="of:=AVERAGE([.G48:.G52])" office:value-type="float" office:value="14.5086">
            <text:p>14.5086</text:p>
          </table:table-cell>
          <table:table-cell table:number-columns-repeated="2"/>
          <table:table-cell office:value-type="string">
            <text:p>Average</text:p>
          </table:table-cell>
          <table:table-cell/>
          <table:table-cell table:formula="of:=AVERAGE([.L48:.L52])" office:value-type="float" office:value="87.373665">
            <text:p>87.373665</text:p>
          </table:table-cell>
          <table:table-cell table:formula="of:=AVERAGE([.M48:.M52])" office:value-type="float" office:value="88.7240248">
            <text:p>88.7240248</text:p>
          </table:table-cell>
          <table:table-cell table:formula="of:=AVERAGE([.N48:.N52])" office:value-type="float" office:value="47.4978222">
            <text:p>47.4978222</text:p>
          </table:table-cell>
          <table:table-cell table:formula="of:=AVERAGE([.O48:.O52])" office:value-type="float" office:value="128.3038">
            <text:p>128.3038</text:p>
          </table:table-cell>
        </table:table-row>
        <table:table-row table:style-name="ro2">
          <table:table-cell/>
          <table:table-cell office:value-type="string">
            <text:p>Speed Up</text:p>
          </table:table-cell>
          <table:table-cell table:style-name="Default"/>
          <table:table-cell table:formula="of:=[.D35]/[.D53]" office:value-type="float" office:value="2.61585782441571">
            <text:p>2.6158578244</text:p>
          </table:table-cell>
          <table:table-cell table:formula="of:=[.E35]/[.E53]" office:value-type="float" office:value="2.6082711136001">
            <text:p>2.6082711136</text:p>
          </table:table-cell>
          <table:table-cell table:formula="of:=[.F35]/[.F53]" office:value-type="float" office:value="3.73739214246969">
            <text:p>3.7373921425</text:p>
          </table:table-cell>
          <table:table-cell table:formula="of:=[.G35]/[.G53]" office:value-type="float" office:value="2.42631266972692">
            <text:p>2.426312669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eed Up</text:p>
          </table:table-cell>
          <table:table-cell table:style-name="Default"/>
          <table:table-cell table:formula="of:=[.L35]/[.L53]" office:value-type="float" office:value="2.43883480680363">
            <text:p>2.4388348068</text:p>
          </table:table-cell>
          <table:table-cell table:formula="of:=[.M35]/[.M53]" office:value-type="float" office:value="2.40352964916443">
            <text:p>2.4035296492</text:p>
          </table:table-cell>
          <table:table-cell table:formula="of:=[.N35]/[.N53]" office:value-type="float" office:value="3.39527803024198">
            <text:p>3.3952780302</text:p>
          </table:table-cell>
          <table:table-cell table:formula="of:=[.O35]/[.O53]" office:value-type="float" office:value="2.36967104637587">
            <text:p>2.3696710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 style:data-style-name="N2" text:time-value="0000-00-00T14:58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Michniak</meta:initial-creator>
    <meta:creation-date>2013-04-16T16:56:49</meta:creation-date>
    <dc:date>2013-04-17T16:09:11</dc:date>
    <dc:creator>Edward Michniak</dc:creator>
    <meta:editing-duration>PT3H52M43S</meta:editing-duration>
    <meta:editing-cycles>9</meta:editing-cycles>
    <meta:generator>LibreOffice/3.6$Linux_X86_64 LibreOffice_project/360m1$Build-2</meta:generator>
    <meta:document-statistic meta:table-count="1" meta:cell-count="4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033cm" svg:height="18.498cm" xlink:href=".." xlink:type="simple" chart:class="chart:line" chart:style-name="ch1">
        <chart:legend chart:legend-position="end" svg:x="27.996cm" svg:y="7.954cm" style:legend-expansion="high" chart:style-name="ch2"/>
        <chart:plot-area chart:style-name="ch3" table:cell-range-address="Sheet1.D36:Sheet1.H36 Sheet1.D45:Sheet1.H45 Sheet1.D54:Sheet1.H54 Sheet1.K4:Sheet1.K7 Sheet1.D29:Sheet1.G29" chart:data-source-has-labels="both" svg:x="1.631cm" svg:y="1.611cm" svg:width="25.125cm" svg:height="15.537cm">
          <chartooo:coordinate-region svg:x="2.358cm" svg:y="1.81cm" svg:width="24.304cm" svg:height="14.691cm"/>
          <chart:axis chart:dimension="x" chart:name="primary-x" chart:style-name="ch4" chartooo:axis-type="auto">
            <chartooo:date-scale/>
            <chart:title svg:x="13.54cm" svg:y="17.517cm" chart:style-name="ch5">
              <text:p>Threads</text:p>
            </chart:title>
            <chart:categories table:cell-range-address="Sheet1.H36:Sheet1.H36 Sheet1.H45:Sheet1.H45 Sheet1.H54:Sheet1.H54"/>
            <chart:grid chart:style-name="ch6" chart:class="major"/>
          </chart:axis>
          <chart:axis chart:dimension="y" chart:name="primary-y" chart:style-name="ch7">
            <chart:title svg:x="0.451cm" svg:y="10.164cm" chart:style-name="ch8">
              <text:p>Speed Up</text:p>
            </chart:title>
            <chart:grid chart:style-name="ch6" chart:class="major"/>
          </chart:axis>
          <chart:series chart:style-name="ch9" chart:values-cell-range-address="Sheet1.K5:Sheet1.K7" chart:label-cell-address="Sheet1.K4:Sheet1.K4" chart:class="chart:line">
            <chart:data-point chart:repeated="3"/>
          </chart:series>
          <chart:series chart:style-name="ch10" chart:values-cell-range-address="Sheet1.F36:Sheet1.F36 Sheet1.F45:Sheet1.F45 Sheet1.F54:Sheet1.F54" chart:label-cell-address="Sheet1.F29:Sheet1.F29" chart:class="chart:line">
            <chart:data-point chart:repeated="3"/>
          </chart:series>
          <chart:series chart:style-name="ch11" chart:values-cell-range-address="Sheet1.D36:Sheet1.D36 Sheet1.D45:Sheet1.D45 Sheet1.D54:Sheet1.D54" chart:label-cell-address="Sheet1.D29:Sheet1.D29" chart:class="chart:line">
            <chart:data-point chart:repeated="3"/>
          </chart:series>
          <chart:series chart:style-name="ch12" chart:values-cell-range-address="Sheet1.E36:Sheet1.E36 Sheet1.E45:Sheet1.E45 Sheet1.E54:Sheet1.E54" chart:label-cell-address="Sheet1.E29:Sheet1.E29" chart:class="chart:line">
            <chart:data-point chart:repeated="3"/>
          </chart:series>
          <chart:series chart:style-name="ch13" chart:values-cell-range-address="Sheet1.G36:Sheet1.G36 Sheet1.G45:Sheet1.G45 Sheet1.G54:Sheet1.G54" chart:label-cell-address="Sheet1.G29:Sheet1.G2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K4:Sheet1.K4</svg:desc>
                </draw:g>
              </table:table-cell>
              <table:table-cell office:value-type="string">
                <text:p>C OpenMP</text:p>
                <draw:g>
                  <svg:desc>Sheet1.F29:Sheet1.F29</svg:desc>
                </draw:g>
              </table:table-cell>
              <table:table-cell office:value-type="string">
                <text:p>C++ 11</text:p>
                <draw:g>
                  <svg:desc>Sheet1.D29:Sheet1.D29</svg:desc>
                </draw:g>
              </table:table-cell>
              <table:table-cell office:value-type="string">
                <text:p>C++ Boost</text:p>
                <draw:g>
                  <svg:desc>Sheet1.E29:Sheet1.E29</svg:desc>
                </draw:g>
              </table:table-cell>
              <table:table-cell office:value-type="string">
                <text:p>Java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36:Sheet1.H36 Sheet1.H45:Sheet1.H45 Sheet1.H54:Sheet1.H54</svg:desc>
                </draw:g>
              </table:table-cell>
              <table:table-cell office:value-type="float" office:value="NaN">
                <text:p>NaN</text:p>
                <draw:g>
                  <svg:desc>Sheet1.K5:Sheet1.K7</svg:desc>
                </draw:g>
              </table:table-cell>
              <table:table-cell office:value-type="float" office:value="1">
                <text:p>1</text:p>
                <draw:g>
                  <svg:desc>Sheet1.F36:Sheet1.F36 Sheet1.F45:Sheet1.F45 Sheet1.F54:Sheet1.F54</svg:desc>
                </draw:g>
              </table:table-cell>
              <table:table-cell office:value-type="float" office:value="1">
                <text:p>1</text:p>
                <draw:g>
                  <svg:desc>Sheet1.D36:Sheet1.D36 Sheet1.D45:Sheet1.D45 Sheet1.D54:Sheet1.D54</svg:desc>
                </draw:g>
              </table:table-cell>
              <table:table-cell office:value-type="float" office:value="1">
                <text:p>1</text:p>
                <draw:g>
                  <svg:desc>Sheet1.E36:Sheet1.E36 Sheet1.E45:Sheet1.E45 Sheet1.E54:Sheet1.E54</svg:desc>
                </draw:g>
              </table:table-cell>
              <table:table-cell office:value-type="float" office:value="1">
                <text:p>1</text:p>
                <draw:g>
                  <svg:desc>Sheet1.G36:Sheet1.G36 Sheet1.G45:Sheet1.G45 Sheet1.G54:Sheet1.G5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9651260171304">
                <text:p>1.9651260171304</text:p>
              </table:table-cell>
              <table:table-cell office:value-type="float" office:value="1.71787828708716">
                <text:p>1.71787828708716</text:p>
              </table:table-cell>
              <table:table-cell office:value-type="float" office:value="1.70428394878847">
                <text:p>1.70428394878847</text:p>
              </table:table-cell>
              <table:table-cell office:value-type="float" office:value="1.7770912211621">
                <text:p>1.77709122116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.73739214246969">
                <text:p>3.73739214246969</text:p>
              </table:table-cell>
              <table:table-cell office:value-type="float" office:value="2.61585782441571">
                <text:p>2.61585782441571</text:p>
              </table:table-cell>
              <table:table-cell office:value-type="float" office:value="2.6082711136001">
                <text:p>2.6082711136001</text:p>
              </table:table-cell>
              <table:table-cell office:value-type="float" office:value="2.42631266972692">
                <text:p>2.42631266972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068cm" svg:height="18.042cm" xlink:href=".." xlink:type="simple" chart:class="chart:line" chart:column-mapping="0 1 2" chart:style-name="ch1">
        <chart:legend chart:legend-position="end" svg:x="31.031cm" svg:y="7.975cm" style:legend-expansion="high" chart:style-name="ch2"/>
        <chart:plot-area chart:style-name="ch3" table:cell-range-address="Sheet1.H36:Sheet1.H36 Sheet1.H45:Sheet1.H45 Sheet1.H54:Sheet1.H54 Sheet1.D29:Sheet1.G29 Sheet1.D35:Sheet1.G35 Sheet1.D44:Sheet1.G44 Sheet1.D53:Sheet1.G53" chart:data-source-has-labels="both" svg:x="1.692cm" svg:y="1.575cm" svg:width="27.977cm" svg:height="15.126cm">
          <chartooo:coordinate-region svg:x="2.313cm" svg:y="1.774cm" svg:width="27.262cm" svg:height="14.28cm"/>
          <chart:axis chart:dimension="x" chart:name="primary-x" chart:style-name="ch4" chartooo:axis-type="auto">
            <chartooo:date-scale/>
            <chart:title svg:x="15.027cm" svg:y="17.061cm" chart:style-name="ch5">
              <text:p>Threads</text:p>
            </chart:title>
            <chart:categories table:cell-range-address="Sheet1.H36:Sheet1.H36 Sheet1.H45:Sheet1.H45 Sheet1.H54:Sheet1.H54"/>
            <chart:grid chart:style-name="ch6" chart:class="major"/>
          </chart:axis>
          <chart:axis chart:dimension="y" chart:name="primary-y" chart:style-name="ch4">
            <chart:title svg:x="0.451cm" svg:y="9.738cm" chart:style-name="ch7">
              <text:p>Time(s)</text:p>
            </chart:title>
            <chart:grid chart:style-name="ch6" chart:class="major"/>
          </chart:axis>
          <chart:series chart:style-name="ch8" chart:values-cell-range-address="Sheet1.D35:Sheet1.D35 Sheet1.D44:Sheet1.D44 Sheet1.D53:Sheet1.D53" chart:label-cell-address="Sheet1.D29:Sheet1.D29" chart:class="chart:line">
            <chart:data-point chart:repeated="3"/>
          </chart:series>
          <chart:series chart:style-name="ch9" chart:values-cell-range-address="Sheet1.E35:Sheet1.E35 Sheet1.E44:Sheet1.E44 Sheet1.E53:Sheet1.E53" chart:label-cell-address="Sheet1.E29:Sheet1.E29" chart:class="chart:line">
            <chart:data-point chart:repeated="3"/>
          </chart:series>
          <chart:series chart:style-name="ch10" chart:values-cell-range-address="Sheet1.F35:Sheet1.F35 Sheet1.F44:Sheet1.F44 Sheet1.F53:Sheet1.F53" chart:label-cell-address="Sheet1.F29:Sheet1.F29" chart:class="chart:line">
            <chart:data-point chart:repeated="3"/>
          </chart:series>
          <chart:series chart:style-name="ch11" chart:values-cell-range-address="Sheet1.G35:Sheet1.G35 Sheet1.G44:Sheet1.G44 Sheet1.G53:Sheet1.G53" chart:label-cell-address="Sheet1.G29:Sheet1.G2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11</text:p>
                <draw:g>
                  <svg:desc>Sheet1.D29:Sheet1.D29</svg:desc>
                </draw:g>
              </table:table-cell>
              <table:table-cell office:value-type="string">
                <text:p>C++ Boost</text:p>
                <draw:g>
                  <svg:desc>Sheet1.E29:Sheet1.E29</svg:desc>
                </draw:g>
              </table:table-cell>
              <table:table-cell office:value-type="string">
                <text:p>C OpenMP</text:p>
                <draw:g>
                  <svg:desc>Sheet1.F29:Sheet1.F29</svg:desc>
                </draw:g>
              </table:table-cell>
              <table:table-cell office:value-type="string">
                <text:p>Java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36:Sheet1.H36 Sheet1.H45:Sheet1.H45 Sheet1.H54:Sheet1.H54</svg:desc>
                </draw:g>
              </table:table-cell>
              <table:table-cell office:value-type="float" office:value="23.6168554">
                <text:p>23.6168554</text:p>
                <draw:g>
                  <svg:desc>Sheet1.D35:Sheet1.D35 Sheet1.D44:Sheet1.D44 Sheet1.D53:Sheet1.D53</svg:desc>
                </draw:g>
              </table:table-cell>
              <table:table-cell office:value-type="float" office:value="23.771616">
                <text:p>23.771616</text:p>
                <draw:g>
                  <svg:desc>Sheet1.E35:Sheet1.E35 Sheet1.E44:Sheet1.E44 Sheet1.E53:Sheet1.E53</svg:desc>
                </draw:g>
              </table:table-cell>
              <table:table-cell office:value-type="float" office:value="18.4434442">
                <text:p>18.4434442</text:p>
                <draw:g>
                  <svg:desc>Sheet1.F35:Sheet1.F35 Sheet1.F44:Sheet1.F44 Sheet1.F53:Sheet1.F53</svg:desc>
                </draw:g>
              </table:table-cell>
              <table:table-cell office:value-type="float" office:value="35.2024">
                <text:p>35.2024</text:p>
                <draw:g>
                  <svg:desc>Sheet1.G35:Sheet1.G35 Sheet1.G44:Sheet1.G44 Sheet1.G53:Sheet1.G5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.7476884">
                <text:p>13.7476884</text:p>
              </table:table-cell>
              <table:table-cell office:value-type="float" office:value="13.9481546">
                <text:p>13.9481546</text:p>
              </table:table-cell>
              <table:table-cell office:value-type="float" office:value="9.3853748">
                <text:p>9.3853748</text:p>
              </table:table-cell>
              <table:table-cell office:value-type="float" office:value="19.809">
                <text:p>19.8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0283406">
                <text:p>9.0283406</text:p>
              </table:table-cell>
              <table:table-cell office:value-type="float" office:value="9.113936">
                <text:p>9.113936</text:p>
              </table:table-cell>
              <table:table-cell office:value-type="float" office:value="4.9348432">
                <text:p>4.9348432</text:p>
              </table:table-cell>
              <table:table-cell office:value-type="float" office:value="14.5086">
                <text:p>14.50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